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Casas de Oracão</text:p>
      <text:p text:style-name="Standard">Obter todas as cassa de oração:</text:p>
      <text:p text:style-name="Standard"><text:s/><text:a xlink:href="http://187.121.212.50:8080/CAGEF/servicos/casasDeOracao" office:target-frame-name="_top" xlink:show="replace">http://187.121.212.50:8080/CAGEF/servicos/casasDeOracao</text:a>/</text:p>
      <text:p text:style-name="Standard"/>
      <text:p text:style-name="Standard">Obter Casa de Oração por código do relatório:</text:p>
      <text:p text:style-name="Standard"><text:a xlink:href="http://187.121.212.50:8080/CAGEF/servicos/casasDeOracao/221106" office:target-frame-name="_top" xlink:show="replace">http://187.121.212.50:8080/CAGEF/servicos/casasDeOracao/</text:a><text:a xlink:href="http://187.121.212.50:8080/CAGEF/servicos/casasDeOracao/221106" office:target-frame-name="_top" xlink:show="replace">221106</text:a></text:p>
      <text:p text:style-name="Standard"/>
      <text:p text:style-name="Standard">Obter Casas de Oração por cidade:</text:p>
      <text:p text:style-name="Standard"><text:a xlink:href="http://187.121.212.50:8080/CAGEF/servicos/casasDeOracao/cidade/354070" office:target-frame-name="_top" xlink:show="replace">http://187.121.212.50:8080/CAGEF/servicos/casasDeOracao/cidade/354070</text:a></text:p>
      <text:p text:style-name="Standard"/>
      <text:p text:style-name="Standard">Cidades</text:p>
      <text:p text:style-name="Standard">Obter todas as cidades:</text:p>
      <text:p text:style-name="Standard"><text:a xlink:href="http://187.121.212.50:8080/CAGEF/servicos/cidades" office:target-frame-name="_top" xlink:show="replace">http://187.121.212.50:8080/CAGEF/servicos/cidades</text:a>/</text:p>
      <text:p text:style-name="Standard"/>
      <text:p text:style-name="Standard">Obter cidade pelo id</text:p>
      <text:p text:style-name="Standard"><text:a xlink:href="http://187.121.212.50:8080/CAGEF/servicos/cidades/350330" office:target-frame-name="_top" xlink:show="replace">http://187.121.212.50:8080/CAGEF/servicos/cidades/350330</text:a></text:p>
      <text:p text:style-name="Standard"/>
      <text:p text:style-name="Standard">Obter cidades pelo estado:</text:p>
      <text:p text:style-name="Standard"><text:a xlink:href="http://187.121.212.50:8080/CAGEF/servicos/cidades/estado/SP" office:target-frame-name="_top" xlink:show="replace">http://187.121.212.50:8080/CAGEF/servicos/cidades/estado/SP</text:a></text:p>
      <text:p text:style-name="Standard"/>
      <text:p text:style-name="Standard">Ministérios ou Cargos</text:p>
      <text:p text:style-name="Standard">Obter todos:</text:p>
      <text:p text:style-name="Standard"><text:a xlink:href="http://187.121.212.50:8080/CAGEF/servicos/ministerios/" office:target-frame-name="_top" xlink:show="replace">http://187.121.212.50:8080/CAGEF/servicos/ministerios/</text:a></text:p>
      <text:p text:style-name="Standard"/>
      <text:p text:style-name="Standard">Obter pelo id:</text:p>
      <text:p text:style-name="Standard"><text:a xlink:href="http://187.121.212.50:8080/CAGEF/servicos/ministerios/37" office:target-frame-name="_top" xlink:show="replace">http://187.121.212.50:8080/CAGEF/servicos/ministerios/37</text:a></text:p>
      <text:p text:style-name="Standard"/>
      <text:p text:style-name="Standard">Voluntários</text:p>
      <text:p text:style-name="Standard">Obter voluntário pelo código da carteirinha:</text:p>
      <text:p text:style-name="Standard"><text:a xlink:href="http://187.121.212.50:8080/CAGEF/servicos/voluntarios/123456" office:target-frame-name="_top" xlink:show="replace">http://187.121.212.50:8080/CAGEF/servicos/voluntarios/123456</text:a></text:p>
      <text:p text:style-name="Standard"/>
      <text:p text:style-name="Standard">Pesquisar voluntários pelo nome</text:p>
      <text:p text:style-name="Standard"><text:a xlink:href="http://187.121.212.50:8080/CAGEF/servicos/voluntarios/nome/Marcelo" office:target-frame-name="_top" xlink:show="replace">http://187.121.212.50:8080/CAGEF/servicos/voluntarios/nome/Marcelo</text:a></text:p>
      <text:p text:style-name="Standard"/>
      <text:p text:style-name="Standard">Obter uma lista de voluntários pelos ids:</text:p>
      <text:p text:style-name="Standard"><text:a xlink:href="http://187.121.212.50:8080/CAGEF/servicos/voluntarios/getVoluntariosByIds/" office:target-frame-name="_top" xlink:show="replace">http://187.121.212.50:8080/CAGEF/servicos/voluntarios/getVoluntariosByIds/</text:a></text:p>
      <text:p text:style-name="Standard"/>
      <text:p text:style-name="Standard">Exemplo de JSON de requisição (POST)</text:p>
      <text:p text:style-name="Standard"/>
      <text:p text:style-name="Standard"><text:bookmark-start text:name="__DdeLink__2_1105982778"/>{"ids": {"voluntarioIds": [</text:p>
      <text:p text:style-name="Standard"><text:s/><text:tab/>16,</text:p>
      <text:p text:style-name="Standard"><text:s/><text:tab/>17</text:p>
      <text:p text:style-name="Standard">]}}<text:bookmark-end text:name="__DdeLink__2_1105982778"/></text:p>
      <text:p text:style-name="Standard"/>
      <text:p text:style-name="Standard">Adicionar um novo voluntário:</text:p>
      <text:p text:style-name="Standard"><text:a xlink:href="http://187.121.212.50:8080/CAGEF/servicos/voluntarios/novo" office:target-frame-name="_top" xlink:show="replace">http://187.121.212.50:8080</text:a><text:a xlink:href="http://187.121.212.50:8080/CAGEF/servicos/voluntarios/novo" office:target-frame-name="_top" xlink:show="replace">/CAGEF/servicos/voluntarios/novo</text:a></text:p>
      <text:p text:style-name="Standard"/>
      <text:p text:style-name="Standard">Exemplo de requisição:</text:p>
      <text:p text:style-name="Standard"/>
      <text:p text:style-name="Standard">{"voluntario": {</text:p>
      <text:p text:style-name="Standard"><text:s text:c="3"/>"nome": "Teste novo",</text:p>
      <text:p text:style-name="Standard"><text:s text:c="3"/>"cidade": <text:s text:c="3"/>{</text:p>
      <text:soft-page-break/>
      <text:p text:style-name="Standard"><text:s text:c="6"/>"@id": "354070"</text:p>
      <text:p text:style-name="Standard"><text:s text:c="3"/>},</text:p>
      <text:p text:style-name="Standard"><text:s text:c="3"/>"dataNascimento": "15/01/1977",</text:p>
      <text:p text:style-name="Standard"><text:s text:c="3"/>"codigoCarteirinha": "123456789",</text:p>
      <text:p text:style-name="Standard"><text:s text:c="3"/>"casaDeOracao": <text:s text:c="3"/>{</text:p>
      <text:p text:style-name="Standard"><text:s text:c="6"/>"@codigoRelatorio": "223-412346"</text:p>
      <text:p text:style-name="Standard"><text:s text:c="3"/>},</text:p>
      <text:p text:style-name="Standard"><text:s text:c="3"/>"ministerioCargo": <text:s text:c="3"/>[</text:p>
      <text:p text:style-name="Standard"><text:s text:c="12"/>{</text:p>
      <text:p text:style-name="Standard"><text:s text:c="6"/><text:s text:c="3"/>"@id": "1"</text:p>
      <text:p text:style-name="Standard"><text:s text:c="6"/>},</text:p>
      <text:p text:style-name="Standard"><text:s text:c="12"/>{</text:p>
      <text:p text:style-name="Standard"><text:s text:c="9"/>"@id": "2"</text:p>
      <text:p text:style-name="Standard"><text:s text:c="6"/>},</text:p>
      <text:p text:style-name="Standard"><text:s text:c="12"/>{</text:p>
      <text:p text:style-name="Standard"><text:s text:c="9"/>"@id": "3"</text:p>
      <text:p text:style-name="Standard"><text:s text:c="6"/>}</text:p>
      <text:p text:style-name="Standard"><text:s text:c="3"/>]</text:p>
      <text:p text:style-name="Standard">}}</text:p>
      <text:p text:style-name="Standard"/>
      <text:p text:style-name="Standard">Inserir código de carteirinha em um voluntario (PUT):</text:p>
      <text:p text:style-name="Standard"><text:a xlink:href="http://187.121.212.50:8080/CAGEF/servicos/voluntarios/update/carteirinha" office:target-frame-name="_top" xlink:show="replace">http://187.121.212.50:8080</text:a><text:a xlink:href="http://187.121.212.50:8080/CAGEF/servicos/voluntarios/update/carteirinha" office:target-frame-name="_top" xlink:show="replace">/CAGEF/servicos/voluntarios/update/carteirinha</text:a></text:p>
      <text:p text:style-name="Standard"/>
      <text:p text:style-name="Standard">Exemplo de requisição:</text:p>
      <text:p text:style-name="Standard">{"voluntarioCarteirinha": {</text:p>
      <text:p text:style-name="Standard"><text:tab/>"voluntarioId": 4,</text:p>
      <text:p text:style-name="Standard"><text:s/><text:tab/>"carteirinha":<text:s/>"1234567"</text:p>
      <text:p text:style-name="Standard">}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G1</meta:initial-creator>
    <dc:creator>WG1</dc:creator>
    <meta:creation-date>2017-06-29T01:47:00Z</meta:creation-date>
    <dc:date>2017-06-29T01:47:00Z</dc:date>
    <meta:template xlink:href="Normal.dotm" xlink:type="simple"/>
    <meta:editing-cycles>2</meta:editing-cycles>
    <meta:editing-duration>PT0S</meta:editing-duration>
    <meta:document-statistic meta:page-count="2" meta:paragraph-count="6" meta:word-count="494" meta:character-count="3156" meta:row-count="22" meta:non-whitespace-character-count="2668"/>
  </office:meta>
</office:document-meta>
</file>